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1" fo:font-size="11pt" style:font-name-asian="맑은 고딕3" style:font-size-asian="11pt" style:font-name-complex="맑은 고딕3" style:font-size-complex="11pt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맑은 고딕" fo:font-size="11pt" style:font-name-asian="맑은 고딕" style:font-size-asian="11pt" style:font-name-complex="맑은 고딕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5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5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8"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nt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17:32:59.168311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3T17:59:13.399893500</dc:date>
    <meta:editing-cycles>61</meta:editing-cycles>
    <meta:editing-duration>PT11H26M37S</meta:editing-duration>
    <meta:document-statistic meta:table-count="1" meta:cell-count="132" meta:object-count="0"/>
  </office:meta>
</office:document-meta>
</file>